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8.31cm" fo:margin-left="4.614cm" fo:margin-right="4.263cm" table:align="margins"/>
    </style:style>
    <style:style style:name="Tabla1.A" style:family="table-column">
      <style:table-column-properties style:column-width="3.464cm" style:rel-column-width="27324*"/>
    </style:style>
    <style:style style:name="Tabla1.B" style:family="table-column">
      <style:table-column-properties style:column-width="2.327cm" style:rel-column-width="18344*"/>
    </style:style>
    <style:style style:name="Tabla1.C" style:family="table-column">
      <style:table-column-properties style:column-width="2.519cm" style:rel-column-width="19867*"/>
    </style:style>
    <style:style style:name="Tabla1.A1" style:family="table-cell">
      <style:table-cell-properties fo:background-color="#808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80808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>
        <style:tab-stops>
          <style:tab-stop style:position="13.441cm"/>
        </style:tab-stops>
      </style:paragraph-properties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Table_20_Contents">
      <style:paragraph-properties fo:margin-top="0cm" fo:margin-bottom="0.499cm" fo:padding="0.049cm" fo:border="0.002cm solid #000000" style:shadow="none"/>
    </style:style>
    <style:style style:name="P5" style:family="paragraph" style:parent-style-name="Table_20_Contents">
      <style:paragraph-properties fo:margin-top="0cm" fo:margin-bottom="0.499cm" fo:text-align="start" style:justify-single-word="false" fo:padding="0.049cm" fo:border="0.002cm solid #000000" style:shadow="non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margin-left="1.249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.101cm" fo:margin-bottom="0.21cm" fo:text-indent="0cm" style:auto-text-indent="false"/>
    </style:style>
    <style:style style:name="P9" style:family="paragraph" style:parent-style-name="Text_20_body">
      <style:paragraph-properties fo:margin-top="0.101cm" fo:margin-bottom="0.21cm"/>
    </style:style>
    <style:style style:name="P10" style:family="paragraph" style:parent-style-name="Text_20_body">
      <style:paragraph-properties fo:margin-top="0.199cm" fo:margin-bottom="0.21cm"/>
    </style:style>
    <style:style style:name="P11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2" style:family="paragraph" style:parent-style-name="Standard">
      <style:paragraph-properties fo:margin-top="0cm" fo:margin-bottom="0.499cm" fo:text-align="center" style:justify-single-word="false"/>
      <style:text-properties fo:color="#800000" style:text-underline-style="solid" style:text-underline-width="auto" style:text-underline-color="font-color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style:font-name="Courier New" fo:font-size="10pt" fo:language="es" fo:country="ES" style:font-name-asian="Courier New" style:font-size-asian="10pt" style:font-name-complex="Courier New" style:font-size-complex="10pt"/>
    </style:style>
    <style:style style:name="P15" style:family="paragraph" style:parent-style-name="Text_20_body">
      <style:paragraph-properties fo:margin-left="1.249cm" fo:margin-right="0cm" fo:text-indent="0cm" style:auto-text-indent="false"/>
    </style:style>
    <style:style style:name="P16" style:family="paragraph" style:parent-style-name="Table_20_Contents" style:list-style-name="L1">
      <style:paragraph-properties fo:margin-left="0.635cm" fo:margin-right="0cm" fo:margin-top="0cm" fo:margin-bottom="0.499cm" fo:text-align="start" style:justify-single-word="false" fo:text-indent="-0.635cm" style:auto-text-indent="false">
        <style:tab-stops>
          <style:tab-stop style:position="-0.291cm"/>
        </style:tab-stops>
      </style:paragraph-properties>
    </style:style>
    <style:style style:name="T1" style:family="text">
      <style:text-properties style:text-position="33% 8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EN DE LA ASIGNATURA LMSGI.<text:tab/>FECHA: _________</text:p>
      <text:p text:style-name="Standard">3º TRIMESTRE</text:p>
      <text:p text:style-name="P1">Nombre y Apellidos: _______________________________________________________________</text:p>
      <text:p text:style-name="P6"/>
      <text:list xml:id="list39650999" text:style-name="L1">
        <text:list-item>
          <text:p text:style-name="P16">Dado el documento nobel.xml, realizar las siguientes consultas XQuery sobre dicho documento: </text:p>
        </text:list-item>
      </text:list>
      <text:p text:style-name="P8">1. Categorías de los premios obtenidos por “ Marie Curie ”. <text:span text:style-name="T2">(1 pto)</text:span></text:p>
      <text:p text:style-name="P9">2. Número de premios obtenidos por personas que no sean “ mujer ”. <text:span text:style-name="T2">(1 pto)</text:span></text:p>
      <text:p text:style-name="P9">3. País de nacimiento de los premiados en 2007 . <text:span text:style-name="T2">(1 pto)</text:span></text:p>
      <text:p text:style-name="P9">4. Nombre de los premiados posteriores a 1930 . <text:span text:style-name="T2">(1 pto)</text:span></text:p>
      <text:p text:style-name="P9">5. Datos (todos) de los premiados de “ Polonia ”. La salida debe ser un fichero xml con la siguiente forma que cumpla el siguiente dtd: <text:span text:style-name="T2">(2 ptos)</text:span></text:p>
      <text:p text:style-name="P6">&lt;!DOCTYPE ciclos [</text:p>
      <text:p text:style-name="P7">&lt;!ELEMENT premiados (premiado)*&gt;</text:p>
      <text:p text:style-name="P7">&lt;!ELEMENT premiado EMPTY&gt;</text:p>
      <text:p text:style-name="P7">&lt;ATTLIST premiado nombre CDATA #REQUIRED&gt;</text:p>
      <text:p text:style-name="P7">&lt;ATTLIST premiado sexo CDATA #REQUIRED&gt;</text:p>
      <text:p text:style-name="P7">&lt;ATTLIST premiado edad CDATA #REQUIRED&gt;</text:p>
      <text:p text:style-name="P7">&lt;ATTLIST premiado pais CDATA #REQUIRED&gt;</text:p>
      <text:p text:style-name="P7"><text:span text:style-name="T1">]</text:span> </text:p>
      <text:p text:style-name="P10">6. Fecha de nacimiento de los premiados por un motivo que contenga la palabra “ Descubrimiento ”. </text:p>
      <text:p text:style-name="P10">7. Nombres y años y país de nacimiento de los premiados que no nacieron en el mismo país que “ Mario Vargas Llosa ”. <text:s/>Ordenados por el año de nacimiento. La salida debe ser un fichero html correcto con la siguiente forma:<text:span text:style-name="T2">(2 ptos)</text:span></text:p>
      <text:p text:style-name="P12">RESULTADOS EN LA ASIGNATURA LMSGI 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Nombre</text:p>
          </table:table-cell>
          <table:table-cell table:style-name="Tabla1.A1" office:value-type="string">
            <text:p text:style-name="P11">País</text:p>
          </table:table-cell>
          <table:table-cell table:style-name="Tabla1.C1" office:value-type="string">
            <text:p text:style-name="P11">Año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3"/>
      <text:p text:style-name="Text_20_body">8. Categoría del premio cuyo premiado es el mayor (en edad) de todos los individuos registrados. <text:s text:c="3"/><text:span text:style-name="T2">(1 pto)</text:span></text:p>
      <text:p text:style-name="Text_20_body"/>
      <text:p text:style-name="P6"/>
      <text:p text:style-name="P4">La página web que se generen deben estar bien formadas en <text:s/>XHTML. Se valorará el formato de las páginas (colores y fondo tabla correcto)</text:p>
      <text:p text:style-name="P5">El resultado de los ejercicios deben estar en un documento de texto (nombrealumno.txt) en el cual se indique el nº del ejercicio y a continuación el código XQUERY del ejercicio. <text:span text:style-name="T2">El fichero debe tener como nombre, vuestro nombre y apellido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57cm" fo:margin-left="2cm" fo:margin-right="1.81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ladillo saladillo</meta:initial-creator>
    <meta:creation-date>2013-05-15T09:38:44.14</meta:creation-date>
    <dc:date>2013-05-15T10:37:48.53</dc:date>
    <dc:creator>saladillo saladillo</dc:creator>
    <meta:editing-duration>PT14M25S</meta:editing-duration>
    <meta:editing-cycles>2</meta:editing-cycles>
    <meta:generator>OpenOffice.org/3.3$Win32 OpenOffice.org_project/330m20$Build-9567</meta:generator>
    <meta:document-statistic meta:table-count="1" meta:image-count="0" meta:object-count="0" meta:page-count="1" meta:paragraph-count="26" meta:word-count="290" meta:character-count="1724"/>
  </office:meta>
</office:document-meta>
</file>